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48pt" officeooo:rsid="000d32f9" officeooo:paragraph-rsid="000d32f9" style:font-size-asian="48pt" style:font-size-complex="4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figma.com/design/ZLZyhygx9xIULu99TtjiEp/Proyecto?node-id=10-251&amp;t=tzHhaxwSSFKfELlq-1" text:style-name="Internet_20_link" text:visited-style-name="Visited_20_Internet_20_Link">Enlace prototipado</text:a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2T19:25:44.329854100</meta:creation-date>
    <dc:date>2025-12-02T19:27:32.114097400</dc:date>
    <meta:editing-duration>PT1M47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25.8.3.1$Windows_X86_64 LibreOffice_project/52ad9dd1c984050a9fb6932dbfb16e86a49e9758</meta:generator>
  </office:meta>
</office:document-meta>
</file>